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 fo:border="0.06pt solid #000000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dcff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1021" table:default-cell-style-name="ce4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Qty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3" office:value-type="string" calcext:value-type="string">
            <text:p>Parts Bag #1</text:p>
          </table:table-cell>
          <table:table-cell table:style-name="ce3"/>
          <table:table-cell table:style-name="ce6"/>
          <table:table-cell table:style-name="ce7" table:number-columns-repeated="1021"/>
        </table:table-row>
        <table:table-row table:style-name="ro1">
          <table:table-cell office:value-type="float" office:value="30650" calcext:value-type="float">
            <text:p>306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56 Pan head screws</text:p>
          </table:table-cell>
          <table:table-cell table:number-columns-repeated="1021"/>
        </table:table-row>
        <table:table-row table:style-name="ro1">
          <table:table-cell office:value-type="float" office:value="30642" calcext:value-type="float">
            <text:p>306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56 Hex nuts</text:p>
          </table:table-cell>
          <table:table-cell table:number-columns-repeated="1021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32x5/8” Socket Head Cap Screw</text:p>
          </table:table-cell>
          <table:table-cell table:number-columns-repeated="1021"/>
        </table:table-row>
        <table:table-row table:style-name="ro1">
          <table:table-cell office:value-type="float" office:value="30037" calcext:value-type="float">
            <text:p>300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-32x2” Pan head screws</text:p>
          </table:table-cell>
          <table:table-cell table:number-columns-repeated="1021"/>
        </table:table-row>
        <table:table-row table:style-name="ro1">
          <table:table-cell office:value-type="float" office:value="30034" calcext:value-type="float">
            <text:p>300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-32x1.75” Pan head screw</text:p>
          </table:table-cell>
          <table:table-cell table:number-columns-repeated="1021"/>
        </table:table-row>
        <table:table-row table:style-name="ro1">
          <table:table-cell office:value-type="float" office:value="32005" calcext:value-type="float">
            <text:p>320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¼-20 T-Slot Nut</text:p>
          </table:table-cell>
          <table:table-cell table:number-columns-repeated="1021"/>
        </table:table-row>
        <table:table-row table:style-name="ro1">
          <table:table-cell office:value-type="float" office:value="30419" calcext:value-type="float">
            <text:p>304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¼-20 Button Head Cap Screw</text:p>
          </table:table-cell>
          <table:table-cell table:number-columns-repeated="1021"/>
        </table:table-row>
        <table:table-row table:style-name="ro1">
          <table:table-cell office:value-type="float" office:value="29998" calcext:value-type="float">
            <text:p>29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x32x5/8” Nylon Pan Head Screw</text:p>
          </table:table-cell>
          <table:table-cell table:number-columns-repeated="1021"/>
        </table:table-row>
        <table:table-row table:style-name="ro1">
          <table:table-cell office:value-type="float" office:value="30170" calcext:value-type="float">
            <text:p>30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ylon Hex Nut</text:p>
          </table:table-cell>
          <table:table-cell table:number-columns-repeated="1021"/>
        </table:table-row>
        <table:table-row table:style-name="ro1">
          <table:table-cell office:value-type="float" office:value="44010" calcext:value-type="float">
            <text:p>44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bber Foot</text:p>
          </table:table-cell>
          <table:table-cell table:number-columns-repeated="1021"/>
        </table:table-row>
        <table:table-row table:style-name="ro1">
          <table:table-cell office:value-type="float" office:value="17505" calcext:value-type="float">
            <text:p>175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g for #44010 Rubber Foot</text:p>
          </table:table-cell>
          <table:table-cell table:number-columns-repeated="1021"/>
        </table:table-row>
        <table:table-row table:style-name="ro1">
          <table:table-cell office:value-type="float" office:value="30449" calcext:value-type="float">
            <text:p>304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4 Flat Washer</text:p>
          </table:table-cell>
          <table:table-cell table:number-columns-repeated="1021"/>
        </table:table-row>
        <table:table-row table:style-name="ro1">
          <table:table-cell office:value-type="float" office:value="30251" calcext:value-type="float">
            <text:p>302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4x1/4” Pan Head Sheet Metal Screw</text:p>
          </table:table-cell>
          <table:table-cell table:number-columns-repeated="1021"/>
        </table:table-row>
        <table:table-row table:style-name="ro1">
          <table:table-cell office:value-type="float" office:value="30250" calcext:value-type="float">
            <text:p>30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4x3/8” Pan Head Sheet Metal Screw</text:p>
          </table:table-cell>
          <table:table-cell table:number-columns-repeated="1021"/>
        </table:table-row>
        <table:table-row table:style-name="ro1">
          <table:table-cell office:value-type="float" office:value="30222" calcext:value-type="float">
            <text:p>302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-40 T-Nut</text:p>
          </table:table-cell>
          <table:table-cell table:number-columns-repeated="1021"/>
        </table:table-row>
        <table:table-row table:style-name="ro1">
          <table:table-cell office:value-type="float" office:value="30238" calcext:value-type="float">
            <text:p>30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-40x1-1/4” Pan Head Screw</text:p>
          </table:table-cell>
          <table:table-cell table:number-columns-repeated="1021"/>
        </table:table-row>
        <table:table-row table:style-name="ro1">
          <table:table-cell office:value-type="float" office:value="30236" calcext:value-type="float">
            <text:p>302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-40x3/4” Flat Head Screw</text:p>
          </table:table-cell>
          <table:table-cell table:number-columns-repeated="1021"/>
        </table:table-row>
        <table:table-row table:style-name="ro1">
          <table:table-cell office:value-type="float" office:value="30232" calcext:value-type="float">
            <text:p>302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-40x1/2” Socket Head Cap Screw</text:p>
          </table:table-cell>
          <table:table-cell table:number-columns-repeated="1021"/>
        </table:table-row>
        <table:table-row table:style-name="ro1">
          <table:table-cell office:value-type="float" office:value="30318" calcext:value-type="float">
            <text:p>303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x.5 Pan Head Screw</text:p>
          </table:table-cell>
          <table:table-cell table:number-columns-repeated="1021"/>
        </table:table-row>
        <table:table-row table:style-name="ro1">
          <table:table-cell office:value-type="float" office:value="30121" calcext:value-type="float">
            <text:p>30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1/2” Nylon Pan Head Screw</text:p>
          </table:table-cell>
          <table:table-cell table:number-columns-repeated="1021"/>
        </table:table-row>
        <table:table-row table:style-name="ro1">
          <table:table-cell office:value-type="float" office:value="30450" calcext:value-type="float">
            <text:p>304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#6 Flat Washer</text:p>
          </table:table-cell>
          <table:table-cell table:number-columns-repeated="1021"/>
        </table:table-row>
        <table:table-row table:style-name="ro1">
          <table:table-cell office:value-type="float" office:value="35065" calcext:value-type="float">
            <text:p>350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8ZZ Ball Bearing</text:p>
          </table:table-cell>
          <table:table-cell table:number-columns-repeated="1021"/>
        </table:table-row>
        <table:table-row table:style-name="ro1">
          <table:table-cell office:value-type="float" office:value="30164" calcext:value-type="float">
            <text:p>3016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6-32 Nylon Lock Nut</text:p>
          </table:table-cell>
          <table:table-cell table:number-columns-repeated="1021"/>
        </table:table-row>
        <table:table-row table:style-name="ro1">
          <table:table-cell office:value-type="float" office:value="30132" calcext:value-type="float">
            <text:p>3013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-32x1” Flat Head Scre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 style:data-style-name="N2" text:time-value="0000-00-00T00:00:01.327357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Buckle</meta:initial-creator>
    <meta:creation-date>2013-08-15T14:34:35.085000000</meta:creation-date>
    <dc:date>2013-08-21T10:10:00.951000000</dc:date>
    <meta:editing-duration>P0D</meta:editing-duration>
    <meta:editing-cycles>2</meta:editing-cycles>
    <meta:generator>LibreOffice/4.1.0.4$Windows_x86 LibreOffice_project/89ea49ddacd9aa532507cbf852f2bb22b1ace28</meta:generator>
    <meta:document-statistic meta:table-count="1" meta:cell-count="76" meta:object-count="0"/>
  </office:meta>
</office:document-meta>
</file>